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zableMutableURI.isFroz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zableMutableURI.FreezableMutableURI( String scheme , String userInfo , String host , int port , String path , String query , String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zableMutableURI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testFroz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zableMutableURI.setFrozen( boolean froz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zableMutableURI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setURI( String uriString , boolean enco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FreezableMutabl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eezableMutableURI.remove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setScheme(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reezableMutableURI.FreezableMutableURI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zableMutableURI.addParameters( Map newParams , boolean enco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zableMutableURI.set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addParameter( String name , String value , boolean enco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setUserInfo( String user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FreezableMutable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zableMutableURI.setFragment( String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FreezableMutableURI( String uriString , boolean enco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zableMutableURI.setOpaque( String scheme , String schemeSpecific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zableMutableURI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